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28d" officeooo:paragraph-rsid="0018028d"/>
    </style:style>
    <style:style style:name="P2" style:family="paragraph" style:parent-style-name="Standard">
      <style:text-properties officeooo:rsid="0018028d" officeooo:paragraph-rsid="001d87f2"/>
    </style:style>
    <style:style style:name="P3" style:family="paragraph" style:parent-style-name="Standard">
      <style:paragraph-properties fo:text-align="center" style:justify-single-word="false"/>
      <style:text-properties officeooo:rsid="0018028d" officeooo:paragraph-rsid="0018028d"/>
    </style:style>
    <style:style style:name="P4" style:family="paragraph" style:parent-style-name="Standard">
      <style:text-properties officeooo:rsid="00198a3d" officeooo:paragraph-rsid="00198a3d"/>
    </style:style>
    <style:style style:name="P5" style:family="paragraph" style:parent-style-name="Standard">
      <style:text-properties officeooo:rsid="001b42d2" officeooo:paragraph-rsid="001b42d2"/>
    </style:style>
    <style:style style:name="P6" style:family="paragraph" style:parent-style-name="Standard">
      <style:text-properties officeooo:rsid="001c752e" officeooo:paragraph-rsid="001c752e"/>
    </style:style>
    <style:style style:name="P7" style:family="paragraph" style:parent-style-name="Standard">
      <style:text-properties officeooo:rsid="001d87f2" officeooo:paragraph-rsid="001d87f2"/>
    </style:style>
    <style:style style:name="P8" style:family="paragraph" style:parent-style-name="Standard">
      <style:paragraph-properties fo:break-before="page"/>
      <style:text-properties officeooo:rsid="001c752e" officeooo:paragraph-rsid="001c752e"/>
    </style:style>
    <style:style style:name="T1" style:family="text">
      <style:text-properties fo:font-weight="bold" style:font-weight-asian="bold" style:font-weight-complex="bold"/>
    </style:style>
    <style:style style:name="T2" style:family="text">
      <style:text-properties fo:font-weight="bold" officeooo:rsid="001c752e" style:font-weight-asian="bold" style:font-weight-complex="bold"/>
    </style:style>
    <style:style style:name="T3" style:family="text">
      <style:text-properties officeooo:rsid="001b42d2"/>
    </style:style>
    <style:style style:name="T4" style:family="text">
      <style:text-properties fo:font-weight="normal" style:font-weight-asian="normal" style:font-weight-complex="normal"/>
    </style:style>
    <style:style style:name="T5" style:family="text">
      <style:text-properties fo:font-weight="normal" officeooo:rsid="001c4020" style:font-weight-asian="normal" style:font-weight-complex="normal"/>
    </style:style>
    <style:style style:name="T6" style:family="text">
      <style:text-properties fo:font-weight="normal" officeooo:rsid="001c752e" style:font-weight-asian="normal" style:font-weight-complex="normal"/>
    </style:style>
    <style:style style:name="T7" style:family="text">
      <style:text-properties officeooo:rsid="001d87f2"/>
    </style:style>
    <style:style style:name="T8" style:family="text">
      <style:text-properties officeooo:rsid="001f0a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Memoria del proyecto ChronoTasker – </text:span>Enrique Casielles</text:p>
      <text:p text:style-name="P4"/>
      <text:p text:style-name="P4"/>
      <text:p text:style-name="P4"><text:span text:style-name="T1">Preferencias y sesiones de usuario</text:span>:</text:p>
      <text:p text:style-name="P4"><text:tab/>No he llegado a desarrollar totalmente las Activity de preferencias de usuario, pero sí que controlo el acceso de la Activity a base de datos de usuarios y cargo datos de una tabla en función del usuario que la esté usando. Se puede ver que el usuario Enrique tiene más tareas en la lista de tareas que el usuario Lourdes (ambos con contraseña ‘Pwd123’). Para ello controlo desde la clase ChronotaskerApplication el acceso a las preferencias, SharedPreferences, y guardo el id del usuario con el que luego se puede acceder a distintas tareas de la base de datos.</text:p>
      <text:p text:style-name="P4"><text:tab/>Además, en función de si el usuario ha accedido confirmando que se recuerden sus credenciales o no, la aplicación se inicia en LoginActivity o directamente en HomeActivity. Por último, pulsar Back en HomeActivity cierra la aplicación o cierra la Activity y carga LoginActivity en función también de si se recuerdan las credenciales.</text:p>
      <text:p text:style-name="P4"><text:tab/><text:span text:style-name="T3">El registro de usuarios desde SignupActivity también es completamente funcional y permite crear un usuario nuevo con sus propias tareas independientes de las del resto de usuarios.</text:span></text:p>
      <text:p text:style-name="P4"/>
      <text:p text:style-name="P4"><text:span text:style-name="T1">NavigationDrawer</text:span>:</text:p>
      <text:p text:style-name="P4"><text:tab/>Lo he implementado en la Activity principal, de forma que sea el elemento principal de navegación. <text:span text:style-name="T3">Se muestran los iconos y el acceso a algunas Activity que no están terminadas de desarrollar, como las de ajustes de usuario o ayuda, además de los Fragment de Alarmas y Tareas.</text:span></text:p>
      <text:p text:style-name="P4"><text:tab/><text:span text:style-name="T3">La Toolbar está vinculada al NavigationDrawer, por lo que acceder a cualquiera de los Fragment anteriores cambiará el título de la Toolbar. Además el botón Home está configurado para cerrar cualquier Fragment y cargar el Fragment de Tareas, como principal.</text:span></text:p>
      <text:p text:style-name="P4"/>
      <text:p text:style-name="P5"><text:span text:style-name="T1">Fragment</text:span>:</text:p>
      <text:p text:style-name="P4"><text:tab/>He seguido un modelo de <text:span text:style-name="T3">Activity para Login y Registro y otra </text:span>Activity principal, que carga varios los Fragment en ella. Esta Activity comparte varios elementos de su vista (Toolbar, FloatingActionButton y NavigationDrawer) con varios Fragment. Para ello he hecho que los Fragment hereden de una clase abstracta, BaseFragment, donde además he controlado la pulsación del botón Back con una interfaz porque dependerá de qué Fragment se encuentre visible, su funcionamiento variará.</text:p>
      <text:p text:style-name="P4"><text:span text:style-name="T1"/></text:p>
      <text:p text:style-name="P5"><text:span text:style-name="T1">Base de datos</text:span><text:span text:style-name="T4">:</text:span></text:p>
      <text:p text:style-name="P5"><text:span text:style-name="T4"><text:tab/>La aplicación hace uso de 3 tablas de la base de datos, Alarmas, Tareas y Usuarios, de las que las dos primeras tienen todas las funciones CRUD incluídas mientras que </text:span><text:span text:style-name="T5">U</text:span><text:span text:style-name="T4">suarios sólo permite inserción y búsqueda. </text:span><text:span text:style-name="T5">Las bases de datos funcionan mediante la clase ChronotaskerContract que contiene todas las cadenas para sentencias SQL y la clase ChronoTaskerOpenHelper, que hereda de SQLiteOpenHelper. La clase helper permite que las funciones de base de datos sean concurrentes para varios hilos además de garantizar su por medio de transacciones.</text:span></text:p>
      <text:p text:style-name="P5"><text:span text:style-name="T5"><text:tab/></text:span><text:span text:style-name="T6">Para armar los comandos de base de datos existen 3 clases Dao: AlarmDao, TaskDao y UserDao. Esas clases tienen métodos para añadir, buscar, cargar todos, actualizar y eliminar según el caso.</text:span></text:p>
      <text:p text:style-name="P5"><text:span text:style-name="T6"><text:tab/>Por último, las clases Dao se comunican son sus respectivas clases repositorio, que funcionan como puente entre las fuentes de datos y la vista, enviándolos a sus respectivas clases Interactor.</text:span></text:p>
      <text:p text:style-name="P5"><text:span text:style-name="T6"/></text:p>
      <text:p text:style-name="P8"><text:span text:style-name="T1">Modelo-Vista-Presentador</text:span><text:span text:style-name="T4">:</text:span></text:p>
      <text:p text:style-name="P6"><text:span text:style-name="T4"><text:tab/>La aplicación hace un uso extenso de este modelo, donde cada Fragment tiene una clase Presenter, una interfaz Contract entre ambos, y luego una clase Interactor que también tiene una interfaz Listener entre ella y la clase Presenter. Esta estructura permite separar el acceso al origen de datos de la validación de los datos y la validación de los datos de la vista, de forma que cada una de esas operaciones se puede observar y manipular de forma independiente.</text:span></text:p>
      <text:p text:style-name="P6"><text:span text:style-name="T4"/></text:p>
      <text:p text:style-name="P7"><text:span text:style-name="T2">R</text:span><text:span text:style-name="T1">ecyclerView</text:span><text:span text:style-name="T4">:</text:span></text:p>
      <text:p text:style-name="P7"><text:span text:style-name="T4"><text:tab/>Todas las listas de la aplicación se muestran en sus respectivos RecyclerView, que tienen cada uno su propio Adapter y una interfaz OnItemActionListener para capturar los eventos de pulsación sobre los elementos de la lista, permitiendo la interacción directa entre Fragment y el ViewHolder para acceso o eliminación.</text:span></text:p>
      <text:p text:style-name="P7"><text:span text:style-name="T4"><text:tab/>Como mejora, la clase TaskListFragment usa los eventos de RecyclerItemTouchHelper como controladora de la función Swipe, que permite deslizar horizontalmente elementos CardView de dicha vista, permitiendo al usuario eliminar con un gesto visible elementos de la vista e incluso deshacer dicha eliminación mediante un Snackbar.</text:span></text:p>
      <text:p text:style-name="P7"><text:span text:style-name="T4"/></text:p>
      <text:p text:style-name="P7"><text:span text:style-name="T1">BroadcastReceiver</text:span><text:span text:style-name="T4">:</text:span></text:p>
      <text:p text:style-name="P7"><text:span text:style-name="T4"><text:tab/>La vista AlarmListFragment contiene alarmas que se pueden lanzar o añadir a una lista de alarmas. No he podido efectuar correctamente las funciones de añadir y actualizar de dicha lista y la función eliminar, aunque está hecha, no está funcional. Igualmente, al pulsar una alarma, se muestran dos cuadros de diálogo: uno para el texto y título de la alarma y otro para seleccionar la hora y los minutos en los que se va a lanzar el evento que va a capturar AlarmBroadcast. La alarma se lanza en el tiempo indicado y la notificación es capturada por el sistema y mostrada en la parte superior para que, al pulsar sobre ella, se muestre TaskActivityFragment.</text:span></text:p>
      <text:p text:style-name="P1"/>
      <text:p text:style-name="P1"/>
      <text:p text:style-name="P1"><text:span text:style-name="T1">Mi opinión</text:span>:</text:p>
      <text:p text:style-name="P2"><text:tab/>Me da la impresión de que cometo muchos errores. Para evitarlo me <text:span text:style-name="T7">apoyo mucho</text:span> en la metodología Clean Code, <text:span text:style-name="T7">el uso de Interfaces como comunicación entre elementos</text:span>. <text:span text:style-name="T7">Aún así, me es complicado interiorizar el comportamiento de widgets nuevos, no tanto el propio sistema Android. Es decir, lo que más me cuesta es lo gráfico, no lo abstracto.</text:span></text:p>
      <text:p text:style-name="P2"><text:tab/>Los atajos de Android Studio me <text:span text:style-name="T7">han </text:span>permit<text:span text:style-name="T7">ido </text:span>no tener que compilar <text:span text:style-name="T7">apenas </text:span>mientras estoy trabajando, <text:span text:style-name="T7">teniendo muchos menos errores que el año pasado, sobre todo si le añadimos la estructura, que me permite ver claramente dónde cometo errores y me permite separar sin problemas la vista del resto del código</text:span>. <text:span text:style-name="T7">Es</text:span> mucho más fácil encontrar un error o hacer una modificación con mucho menos riesgo de que se generen nuevos errores.</text:p>
      <text:p text:style-name="P2"><text:tab/><text:span text:style-name="T8">Otra cosa que me ha ayudado mucho han sido determinadas librerías, como joda-time, que ahorra muchísimo trabajo y complicación con el manejo de fechas y el tiempo.</text:span></text:p>
      <text:p text:style-name="P2"><text:tab/><text:span text:style-name="T8">Me hubiera encantado haber sido capaz de implementar GreenDao, el cual no había podido estudiar lo suficiente como para arriesgarme.</text:span></text:p>
      <text:p text:style-name="P2"/>
      <text:p text:style-name="P2"><text:tab/><text:span text:style-name="T8">Yo creo que nunca había trabajado tanto, por lo que deduzco que he debido de estar muy motivado y bastante preparado, lo cual agradezco infinitamente. Tengo la impresión de que si volviera a repetir, todo me volvería a parecer nuevo, porque es un tema muy extenso y siempre hay algo que ha cambiado o que apre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3:00:33.142052729</meta:creation-date>
    <dc:date>2018-02-26T23:53:41.777757956</dc:date>
    <meta:editing-duration>PT35M52S</meta:editing-duration>
    <meta:editing-cycles>6</meta:editing-cycles>
    <meta:generator>LibreOffice/5.1.6.2$Linux_X86_64 LibreOffice_project/10m0$Build-2</meta:generator>
    <meta:document-statistic meta:table-count="0" meta:image-count="0" meta:object-count="0" meta:page-count="2" meta:paragraph-count="27" meta:word-count="1022" meta:character-count="6361" meta:non-whitespace-character-count="5347"/>
  </office:meta>
</office:document-meta>
</file>